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C4G_KI04_2016_10_25_#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564538103" calcext:value-type="float">
            <text:p>0.438564538103</text:p>
          </table:table-cell>
          <table:table-cell office:value-type="float" office:value="0.358146722775" calcext:value-type="float">
            <text:p>0.358146722775</text:p>
          </table:table-cell>
          <table:table-cell office:value-type="float" office:value="0.160212" calcext:value-type="float">
            <text:p>0.160212</text:p>
          </table:table-cell>
          <table:table-cell office:value-type="float" office:value="0.419716035793" calcext:value-type="float">
            <text:p>0.419716035793</text:p>
          </table:table-cell>
          <table:table-cell office:value-type="float" office:value="0.394297055306" calcext:value-type="float">
            <text:p>0.3942970553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453974275" calcext:value-type="float">
            <text:p>0.523453974275</text:p>
          </table:table-cell>
          <table:table-cell office:value-type="float" office:value="0.395456914216" calcext:value-type="float">
            <text:p>0.395456914216</text:p>
          </table:table-cell>
          <table:table-cell office:value-type="float" office:value="0.209088" calcext:value-type="float">
            <text:p>0.209088</text:p>
          </table:table-cell>
          <table:table-cell office:value-type="float" office:value="0.491628982886" calcext:value-type="float">
            <text:p>0.491628982886</text:p>
          </table:table-cell>
          <table:table-cell office:value-type="float" office:value="0.450540952325" calcext:value-type="float">
            <text:p>0.4505409523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1756525319" calcext:value-type="float">
            <text:p>0.521756525319</text:p>
          </table:table-cell>
          <table:table-cell office:value-type="float" office:value="0.394841048927" calcext:value-type="float">
            <text:p>0.394841048927</text:p>
          </table:table-cell>
          <table:table-cell office:value-type="float" office:value="0.202676" calcext:value-type="float">
            <text:p>0.202676</text:p>
          </table:table-cell>
          <table:table-cell office:value-type="float" office:value="0.490240498035" calcext:value-type="float">
            <text:p>0.490240498035</text:p>
          </table:table-cell>
          <table:table-cell office:value-type="float" office:value="0.449512194948" calcext:value-type="float">
            <text:p>0.4495121949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42724796972" calcext:value-type="float">
            <text:p>0.442724796972</text:p>
          </table:table-cell>
          <table:table-cell office:value-type="float" office:value="0.437452795142" calcext:value-type="float">
            <text:p>0.437452795142</text:p>
          </table:table-cell>
          <table:table-cell office:value-type="float" office:value="0.22008" calcext:value-type="float">
            <text:p>0.22008</text:p>
          </table:table-cell>
          <table:table-cell office:value-type="float" office:value="0.441660255289" calcext:value-type="float">
            <text:p>0.441660255289</text:p>
          </table:table-cell>
          <table:table-cell office:value-type="float" office:value="0.440073007196" calcext:value-type="float">
            <text:p>0.440073007196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8162495866725" calcext:value-type="float">
            <text:p>0.48162495866725</text:p>
          </table:table-cell>
          <table:table-cell table:style-name="ce1" table:formula="of:=AVERAGE([.G1:.G4])" office:value-type="float" office:value="0.396474370265" calcext:value-type="float">
            <text:p>0.396474370265</text:p>
          </table:table-cell>
          <table:table-cell table:style-name="ce1" table:formula="of:=AVERAGE([.H1:.H4])" office:value-type="float" office:value="0.198014" calcext:value-type="float">
            <text:p>0.198014</text:p>
          </table:table-cell>
          <table:table-cell table:style-name="ce1" table:formula="of:=AVERAGE([.I1:.I4])" office:value-type="float" office:value="0.46081144300075" calcext:value-type="float">
            <text:p>0.46081144300075</text:p>
          </table:table-cell>
          <table:table-cell table:style-name="ce1" table:formula="of:=AVERAGE([.J1:.J4])" office:value-type="float" office:value="0.43360580244375" calcext:value-type="float">
            <text:p>0.4336058024437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473555050925934" calcext:value-type="float">
            <text:p>0.047355505092593</text:p>
          </table:table-cell>
          <table:table-cell table:style-name="ce2" table:formula="of:=STDEV([.G1:.G4])" office:value-type="float" office:value="0.032413694754545" calcext:value-type="float">
            <text:p>0.032413694754545</text:p>
          </table:table-cell>
          <table:table-cell table:style-name="ce2" table:formula="of:=STDEV([.H1:.H4])" office:value-type="float" office:value="0.0262060252613784" calcext:value-type="float">
            <text:p>0.026206025261378</text:p>
          </table:table-cell>
          <table:table-cell table:style-name="ce2" table:formula="of:=STDEV([.I1:.I4])" office:value-type="float" office:value="0.0359230220013543" calcext:value-type="float">
            <text:p>0.035923022001354</text:p>
          </table:table-cell>
          <table:table-cell table:style-name="ce2" table:formula="of:=STDEV([.J1:.J4])" office:value-type="float" office:value="0.0266258956835055" calcext:value-type="float">
            <text:p>0.0266258956835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6730961725" calcext:value-type="float">
            <text:p>0.396730961725</text:p>
          </table:table-cell>
          <table:table-cell office:value-type="float" office:value="0.390697405861" calcext:value-type="float">
            <text:p>0.390697405861</text:p>
          </table:table-cell>
          <table:table-cell office:value-type="float" office:value="0.136137" calcext:value-type="float">
            <text:p>0.136137</text:p>
          </table:table-cell>
          <table:table-cell office:value-type="float" office:value="0.395509388225" calcext:value-type="float">
            <text:p>0.395509388225</text:p>
          </table:table-cell>
          <table:table-cell office:value-type="float" office:value="0.393691068169" calcext:value-type="float">
            <text:p>0.3936910681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5418585321" calcext:value-type="float">
            <text:p>0.485418585321</text:p>
          </table:table-cell>
          <table:table-cell office:value-type="float" office:value="0.422749997216" calcext:value-type="float">
            <text:p>0.422749997216</text:p>
          </table:table-cell>
          <table:table-cell office:value-type="float" office:value="0.212424" calcext:value-type="float">
            <text:p>0.212424</text:p>
          </table:table-cell>
          <table:table-cell office:value-type="float" office:value="0.471441266003" calcext:value-type="float">
            <text:p>0.471441266003</text:p>
          </table:table-cell>
          <table:table-cell office:value-type="float" office:value="0.451922053986" calcext:value-type="float">
            <text:p>0.4519220539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0287155602" calcext:value-type="float">
            <text:p>0.460287155602</text:p>
          </table:table-cell>
          <table:table-cell office:value-type="float" office:value="0.391962888394" calcext:value-type="float">
            <text:p>0.391962888394</text:p>
          </table:table-cell>
          <table:table-cell office:value-type="float" office:value="0.204571" calcext:value-type="float">
            <text:p>0.204571</text:p>
          </table:table-cell>
          <table:table-cell office:value-type="float" office:value="0.444780926926" calcext:value-type="float">
            <text:p>0.444780926926</text:p>
          </table:table-cell>
          <table:table-cell office:value-type="float" office:value="0.423386268552" calcext:value-type="float">
            <text:p>0.4233862685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68123134122" calcext:value-type="float">
            <text:p>0.468123134122</text:p>
          </table:table-cell>
          <table:table-cell office:value-type="float" office:value="0.431591694173" calcext:value-type="float">
            <text:p>0.431591694173</text:p>
          </table:table-cell>
          <table:table-cell office:value-type="float" office:value="0.204688" calcext:value-type="float">
            <text:p>0.204688</text:p>
          </table:table-cell>
          <table:table-cell office:value-type="float" office:value="0.460330338139" calcext:value-type="float">
            <text:p>0.460330338139</text:p>
          </table:table-cell>
          <table:table-cell office:value-type="float" office:value="0.449115764648" calcext:value-type="float">
            <text:p>0.449115764648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4526399591925" calcext:value-type="float">
            <text:p>0.4526399591925</text:p>
          </table:table-cell>
          <table:table-cell table:style-name="ce1" table:formula="of:=AVERAGE([.G8:.G11])" office:value-type="float" office:value="0.409250496411" calcext:value-type="float">
            <text:p>0.409250496411</text:p>
          </table:table-cell>
          <table:table-cell table:style-name="ce1" table:formula="of:=AVERAGE([.H8:.H11])" office:value-type="float" office:value="0.189455" calcext:value-type="float">
            <text:p>0.189455</text:p>
          </table:table-cell>
          <table:table-cell table:style-name="ce1" table:formula="of:=AVERAGE([.I8:.I11])" office:value-type="float" office:value="0.44301547982325" calcext:value-type="float">
            <text:p>0.44301547982325</text:p>
          </table:table-cell>
          <table:table-cell table:style-name="ce1" table:formula="of:=AVERAGE([.J8:.J11])" office:value-type="float" office:value="0.42952878883875" calcext:value-type="float">
            <text:p>0.4295287888387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387232171851973" calcext:value-type="float">
            <text:p>0.038723217185197</text:p>
          </table:table-cell>
          <table:table-cell table:style-name="ce2" table:formula="of:=STDEV([.G8:.G11])" office:value-type="float" office:value="0.0210114587731784" calcext:value-type="float">
            <text:p>0.021011458773179</text:p>
          </table:table-cell>
          <table:table-cell table:style-name="ce2" table:formula="of:=STDEV([.H8:.H11])" office:value-type="float" office:value="0.035734772188071" calcext:value-type="float">
            <text:p>0.035734772188071</text:p>
          </table:table-cell>
          <table:table-cell table:style-name="ce2" table:formula="of:=STDEV([.I8:.I11])" office:value-type="float" office:value="0.0335051000140043" calcext:value-type="float">
            <text:p>0.033505100014004</text:p>
          </table:table-cell>
          <table:table-cell table:style-name="ce2" table:formula="of:=STDEV([.J8:.J11])" office:value-type="float" office:value="0.0271242863106316" calcext:value-type="float">
            <text:p>0.0271242863106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06329428172" calcext:value-type="float">
            <text:p>0.406329428172</text:p>
          </table:table-cell>
          <table:table-cell office:value-type="float" office:value="0.468653363342" calcext:value-type="float">
            <text:p>0.468653363342</text:p>
          </table:table-cell>
          <table:table-cell office:value-type="float" office:value="0.190185" calcext:value-type="float">
            <text:p>0.190185</text:p>
          </table:table-cell>
          <table:table-cell office:value-type="float" office:value="0.417431875824" calcext:value-type="float">
            <text:p>0.417431875824</text:p>
          </table:table-cell>
          <table:table-cell office:value-type="float" office:value="0.435271767592" calcext:value-type="float">
            <text:p>0.4352717675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89177710937" calcext:value-type="float">
            <text:p>0.389177710937</text:p>
          </table:table-cell>
          <table:table-cell office:value-type="float" office:value="0.45522589836" calcext:value-type="float">
            <text:p>0.45522589836</text:p>
          </table:table-cell>
          <table:table-cell office:value-type="float" office:value="0.182145" calcext:value-type="float">
            <text:p>0.182145</text:p>
          </table:table-cell>
          <table:table-cell office:value-type="float" office:value="0.400808270565" calcext:value-type="float">
            <text:p>0.400808270565</text:p>
          </table:table-cell>
          <table:table-cell office:value-type="float" office:value="0.419618701608" calcext:value-type="float">
            <text:p>0.419618701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3219517352" calcext:value-type="float">
            <text:p>0.403219517352</text:p>
          </table:table-cell>
          <table:table-cell office:value-type="float" office:value="0.376728717416" calcext:value-type="float">
            <text:p>0.376728717416</text:p>
          </table:table-cell>
          <table:table-cell office:value-type="float" office:value="0.159721" calcext:value-type="float">
            <text:p>0.159721</text:p>
          </table:table-cell>
          <table:table-cell office:value-type="float" office:value="0.397627446115" calcext:value-type="float">
            <text:p>0.397627446115</text:p>
          </table:table-cell>
          <table:table-cell office:value-type="float" office:value="0.389524239783" calcext:value-type="float">
            <text:p>0.3895242397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17942815446" calcext:value-type="float">
            <text:p>0.417942815446</text:p>
          </table:table-cell>
          <table:table-cell office:value-type="float" office:value="0.438385980849" calcext:value-type="float">
            <text:p>0.438385980849</text:p>
          </table:table-cell>
          <table:table-cell office:value-type="float" office:value="0.178231" calcext:value-type="float">
            <text:p>0.178231</text:p>
          </table:table-cell>
          <table:table-cell office:value-type="float" office:value="0.421877481015" calcext:value-type="float">
            <text:p>0.421877481015</text:p>
          </table:table-cell>
          <table:table-cell office:value-type="float" office:value="0.427920377969" calcext:value-type="float">
            <text:p>0.427920377969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40416736797675" calcext:value-type="float">
            <text:p>0.40416736797675</text:p>
          </table:table-cell>
          <table:table-cell table:style-name="ce1" table:formula="of:=AVERAGE([.G15:.G18])" office:value-type="float" office:value="0.43474848999175" calcext:value-type="float">
            <text:p>0.43474848999175</text:p>
          </table:table-cell>
          <table:table-cell table:style-name="ce1" table:formula="of:=AVERAGE([.H15:.H18])" office:value-type="float" office:value="0.1775705" calcext:value-type="float">
            <text:p>0.1775705</text:p>
          </table:table-cell>
          <table:table-cell table:style-name="ce1" table:formula="of:=AVERAGE([.I15:.I18])" office:value-type="float" office:value="0.40943626837975" calcext:value-type="float">
            <text:p>0.40943626837975</text:p>
          </table:table-cell>
          <table:table-cell table:style-name="ce1" table:formula="of:=AVERAGE([.J15:.J18])" office:value-type="float" office:value="0.418083771738" calcext:value-type="float">
            <text:p>0.418083771738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118325215154691" calcext:value-type="float">
            <text:p>0.011832521515469</text:p>
          </table:table-cell>
          <table:table-cell table:style-name="ce2" table:formula="of:=STDEV([.G15:.G18])" office:value-type="float" office:value="0.0406135857394825" calcext:value-type="float">
            <text:p>0.040613585739483</text:p>
          </table:table-cell>
          <table:table-cell table:style-name="ce2" table:formula="of:=STDEV([.H15:.H18])" office:value-type="float" office:value="0.0128982243093122" calcext:value-type="float">
            <text:p>0.012898224309312</text:p>
          </table:table-cell>
          <table:table-cell table:style-name="ce2" table:formula="of:=STDEV([.I15:.I18])" office:value-type="float" office:value="0.0120083878991567" calcext:value-type="float">
            <text:p>0.012008387899157</text:p>
          </table:table-cell>
          <table:table-cell table:style-name="ce2" table:formula="of:=STDEV([.J15:.J18])" office:value-type="float" office:value="0.020084728019197" calcext:value-type="float">
            <text:p>0.0200847280191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9263375258" calcext:value-type="float">
            <text:p>0.369263375258</text:p>
          </table:table-cell>
          <table:table-cell office:value-type="float" office:value="0.409843471606" calcext:value-type="float">
            <text:p>0.409843471606</text:p>
          </table:table-cell>
          <table:table-cell office:value-type="float" office:value="0.189301" calcext:value-type="float">
            <text:p>0.189301</text:p>
          </table:table-cell>
          <table:table-cell office:value-type="float" office:value="0.37672352928" calcext:value-type="float">
            <text:p>0.37672352928</text:p>
          </table:table-cell>
          <table:table-cell office:value-type="float" office:value="0.388496608038" calcext:value-type="float">
            <text:p>0.3884966080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3944576589" calcext:value-type="float">
            <text:p>0.473944576589</text:p>
          </table:table-cell>
          <table:table-cell office:value-type="float" office:value="0.385688267615" calcext:value-type="float">
            <text:p>0.385688267615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0.453203441174" calcext:value-type="float">
            <text:p>0.453203441174</text:p>
          </table:table-cell>
          <table:table-cell office:value-type="float" office:value="0.425285897165" calcext:value-type="float">
            <text:p>0.4252858971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71431215085" calcext:value-type="float">
            <text:p>0.271431215085</text:p>
          </table:table-cell>
          <table:table-cell office:value-type="float" office:value="0.485468147903" calcext:value-type="float">
            <text:p>0.485468147903</text:p>
          </table:table-cell>
          <table:table-cell office:value-type="float" office:value="0.139659" calcext:value-type="float">
            <text:p>0.139659</text:p>
          </table:table-cell>
          <table:table-cell office:value-type="float" office:value="0.29767989571" calcext:value-type="float">
            <text:p>0.29767989571</text:p>
          </table:table-cell>
          <table:table-cell office:value-type="float" office:value="0.348186867935" calcext:value-type="float">
            <text:p>0.3481868679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52112388049" calcext:value-type="float">
            <text:p>0.352112388049</text:p>
          </table:table-cell>
          <table:table-cell office:value-type="float" office:value="0.578444314332" calcext:value-type="float">
            <text:p>0.578444314332</text:p>
          </table:table-cell>
          <table:table-cell office:value-type="float" office:value="0.202664" calcext:value-type="float">
            <text:p>0.202664</text:p>
          </table:table-cell>
          <table:table-cell office:value-type="float" office:value="0.382006451816" calcext:value-type="float">
            <text:p>0.382006451816</text:p>
          </table:table-cell>
          <table:table-cell office:value-type="float" office:value="0.437753891518" calcext:value-type="float">
            <text:p>0.437753891518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36668788874525" calcext:value-type="float">
            <text:p>0.36668788874525</text:p>
          </table:table-cell>
          <table:table-cell table:style-name="ce1" table:formula="of:=AVERAGE([.G22:.G25])" office:value-type="float" office:value="0.464861050364" calcext:value-type="float">
            <text:p>0.464861050364</text:p>
          </table:table-cell>
          <table:table-cell table:style-name="ce1" table:formula="of:=AVERAGE([.H22:.H25])" office:value-type="float" office:value="0.178221" calcext:value-type="float">
            <text:p>0.178221</text:p>
          </table:table-cell>
          <table:table-cell table:style-name="ce1" table:formula="of:=AVERAGE([.I22:.I25])" office:value-type="float" office:value="0.377403329495" calcext:value-type="float">
            <text:p>0.377403329495</text:p>
          </table:table-cell>
          <table:table-cell table:style-name="ce1" table:formula="of:=AVERAGE([.J22:.J25])" office:value-type="float" office:value="0.399930816164" calcext:value-type="float">
            <text:p>0.399930816164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832604534284849" calcext:value-type="float">
            <text:p>0.083260453428485</text:p>
          </table:table-cell>
          <table:table-cell table:style-name="ce2" table:formula="of:=STDEV([.G22:.G25])" office:value-type="float" office:value="0.0868352344447408" calcext:value-type="float">
            <text:p>0.086835234444741</text:p>
          </table:table-cell>
          <table:table-cell table:style-name="ce2" table:formula="of:=STDEV([.H22:.H25])" office:value-type="float" office:value="0.027181427568593" calcext:value-type="float">
            <text:p>0.027181427568593</text:p>
          </table:table-cell>
          <table:table-cell table:style-name="ce2" table:formula="of:=STDEV([.I22:.I25])" office:value-type="float" office:value="0.063569210808521" calcext:value-type="float">
            <text:p>0.063569210808521</text:p>
          </table:table-cell>
          <table:table-cell table:style-name="ce2" table:formula="of:=STDEV([.J22:.J25])" office:value-type="float" office:value="0.0403387425667342" calcext:value-type="float">
            <text:p>0.0403387425667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9329166431" calcext:value-type="float">
            <text:p>0.299329166431</text:p>
          </table:table-cell>
          <table:table-cell office:value-type="float" office:value="0.621350961538" calcext:value-type="float">
            <text:p>0.621350961538</text:p>
          </table:table-cell>
          <table:table-cell office:value-type="float" office:value="0.164868" calcext:value-type="float">
            <text:p>0.164868</text:p>
          </table:table-cell>
          <table:table-cell office:value-type="float" office:value="0.333943082762" calcext:value-type="float">
            <text:p>0.333943082762</text:p>
          </table:table-cell>
          <table:table-cell office:value-type="float" office:value="0.404024068139" calcext:value-type="float">
            <text:p>0.4040240681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79596982513" calcext:value-type="float">
            <text:p>0.379596982513</text:p>
          </table:table-cell>
          <table:table-cell office:value-type="float" office:value="0.502895839094" calcext:value-type="float">
            <text:p>0.502895839094</text:p>
          </table:table-cell>
          <table:table-cell office:value-type="float" office:value="0.231504" calcext:value-type="float">
            <text:p>0.231504</text:p>
          </table:table-cell>
          <table:table-cell office:value-type="float" office:value="0.399170526651" calcext:value-type="float">
            <text:p>0.399170526651</text:p>
          </table:table-cell>
          <table:table-cell office:value-type="float" office:value="0.432632965084" calcext:value-type="float">
            <text:p>0.4326329650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414867474" calcext:value-type="float">
            <text:p>0.31414867474</text:p>
          </table:table-cell>
          <table:table-cell office:value-type="float" office:value="0.528330510163" calcext:value-type="float">
            <text:p>0.528330510163</text:p>
          </table:table-cell>
          <table:table-cell office:value-type="float" office:value="0.191006" calcext:value-type="float">
            <text:p>0.191006</text:p>
          </table:table-cell>
          <table:table-cell office:value-type="float" office:value="0.341866800988" calcext:value-type="float">
            <text:p>0.341866800988</text:p>
          </table:table-cell>
          <table:table-cell office:value-type="float" office:value="0.394014077895" calcext:value-type="float">
            <text:p>0.3940140778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96088357351" calcext:value-type="float">
            <text:p>0.396088357351</text:p>
          </table:table-cell>
          <table:table-cell office:value-type="float" office:value="0.564238806859" calcext:value-type="float">
            <text:p>0.564238806859</text:p>
          </table:table-cell>
          <table:table-cell office:value-type="float" office:value="0.196172" calcext:value-type="float">
            <text:p>0.196172</text:p>
          </table:table-cell>
          <table:table-cell office:value-type="float" office:value="0.42119251912" calcext:value-type="float">
            <text:p>0.42119251912</text:p>
          </table:table-cell>
          <table:table-cell office:value-type="float" office:value="0.465442258621" calcext:value-type="float">
            <text:p>0.465442258621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4729079525875" calcext:value-type="float">
            <text:p>0.34729079525875</text:p>
          </table:table-cell>
          <table:table-cell table:style-name="ce1" table:formula="of:=AVERAGE([.G29:.G32])" office:value-type="float" office:value="0.5542040294135" calcext:value-type="float">
            <text:p>0.5542040294135</text:p>
          </table:table-cell>
          <table:table-cell table:style-name="ce1" table:formula="of:=AVERAGE([.H29:.H32])" office:value-type="float" office:value="0.1958875" calcext:value-type="float">
            <text:p>0.1958875</text:p>
          </table:table-cell>
          <table:table-cell table:style-name="ce1" table:formula="of:=AVERAGE([.I29:.I32])" office:value-type="float" office:value="0.37404323238025" calcext:value-type="float">
            <text:p>0.37404323238025</text:p>
          </table:table-cell>
          <table:table-cell table:style-name="ce1" table:formula="of:=AVERAGE([.J29:.J32])" office:value-type="float" office:value="0.42402834243475" calcext:value-type="float">
            <text:p>0.42402834243475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476921020482563" calcext:value-type="float">
            <text:p>0.047692102048256</text:p>
          </table:table-cell>
          <table:table-cell table:style-name="ce2" table:formula="of:=STDEV([.G29:.G32])" office:value-type="float" office:value="0.0513529507246368" calcext:value-type="float">
            <text:p>0.051352950724637</text:p>
          </table:table-cell>
          <table:table-cell table:style-name="ce2" table:formula="of:=STDEV([.H29:.H32])" office:value-type="float" office:value="0.0274144392306925" calcext:value-type="float">
            <text:p>0.027414439230693</text:p>
          </table:table-cell>
          <table:table-cell table:style-name="ce2" table:formula="of:=STDEV([.I29:.I32])" office:value-type="float" office:value="0.0428088031989615" calcext:value-type="float">
            <text:p>0.042808803198962</text:p>
          </table:table-cell>
          <table:table-cell table:style-name="ce2" table:formula="of:=STDEV([.J29:.J32])" office:value-type="float" office:value="0.0320945428942856" calcext:value-type="float">
            <text:p>0.0320945428942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8511162288" calcext:value-type="float">
            <text:p>0.358511162288</text:p>
          </table:table-cell>
          <table:table-cell office:value-type="float" office:value="0.496725115282" calcext:value-type="float">
            <text:p>0.496725115282</text:p>
          </table:table-cell>
          <table:table-cell office:value-type="float" office:value="0.0819622" calcext:value-type="float">
            <text:p>0.0819622</text:p>
          </table:table-cell>
          <table:table-cell office:value-type="float" office:value="0.379638048689" calcext:value-type="float">
            <text:p>0.379638048689</text:p>
          </table:table-cell>
          <table:table-cell office:value-type="float" office:value="0.416449823488" calcext:value-type="float">
            <text:p>0.4164498234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22351472606" calcext:value-type="float">
            <text:p>0.422351472606</text:p>
          </table:table-cell>
          <table:table-cell office:value-type="float" office:value="0.492169928025" calcext:value-type="float">
            <text:p>0.492169928025</text:p>
          </table:table-cell>
          <table:table-cell office:value-type="float" office:value="0.125219" calcext:value-type="float">
            <text:p>0.125219</text:p>
          </table:table-cell>
          <table:table-cell office:value-type="float" office:value="0.434684196516" calcext:value-type="float">
            <text:p>0.434684196516</text:p>
          </table:table-cell>
          <table:table-cell office:value-type="float" office:value="0.454595581318" calcext:value-type="float">
            <text:p>0.4545955813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7887400137" calcext:value-type="float">
            <text:p>0.367887400137</text:p>
          </table:table-cell>
          <table:table-cell office:value-type="float" office:value="0.542552790347" calcext:value-type="float">
            <text:p>0.542552790347</text:p>
          </table:table-cell>
          <table:table-cell office:value-type="float" office:value="0.12632" calcext:value-type="float">
            <text:p>0.12632</text:p>
          </table:table-cell>
          <table:table-cell office:value-type="float" office:value="0.393204461212" calcext:value-type="float">
            <text:p>0.393204461212</text:p>
          </table:table-cell>
          <table:table-cell office:value-type="float" office:value="0.438465563282" calcext:value-type="float">
            <text:p>0.4384655632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84566180923" calcext:value-type="float">
            <text:p>0.484566180923</text:p>
          </table:table-cell>
          <table:table-cell office:value-type="float" office:value="0.605923615237" calcext:value-type="float">
            <text:p>0.605923615237</text:p>
          </table:table-cell>
          <table:table-cell office:value-type="float" office:value="0.308149" calcext:value-type="float">
            <text:p>0.308149</text:p>
          </table:table-cell>
          <table:table-cell office:value-type="float" office:value="0.504786414153" calcext:value-type="float">
            <text:p>0.504786414153</text:p>
          </table:table-cell>
          <table:table-cell office:value-type="float" office:value="0.538492140321" calcext:value-type="float">
            <text:p>0.538492140321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4083290539885" calcext:value-type="float">
            <text:p>0.4083290539885</text:p>
          </table:table-cell>
          <table:table-cell table:style-name="ce1" table:formula="of:=AVERAGE([.G36:.G39])" office:value-type="float" office:value="0.53434286222275" calcext:value-type="float">
            <text:p>0.53434286222275</text:p>
          </table:table-cell>
          <table:table-cell table:style-name="ce1" table:formula="of:=AVERAGE([.H36:.H39])" office:value-type="float" office:value="0.16041255" calcext:value-type="float">
            <text:p>0.16041255</text:p>
          </table:table-cell>
          <table:table-cell table:style-name="ce1" table:formula="of:=AVERAGE([.I36:.I39])" office:value-type="float" office:value="0.4280782801425" calcext:value-type="float">
            <text:p>0.4280782801425</text:p>
          </table:table-cell>
          <table:table-cell table:style-name="ce1" table:formula="of:=AVERAGE([.J36:.J39])" office:value-type="float" office:value="0.46200077710225" calcext:value-type="float">
            <text:p>0.4620007771022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580978411728547" calcext:value-type="float">
            <text:p>0.058097841172855</text:p>
          </table:table-cell>
          <table:table-cell table:style-name="ce2" table:formula="of:=STDEV([.G36:.G39])" office:value-type="float" office:value="0.0528673131075604" calcext:value-type="float">
            <text:p>0.05286731310756</text:p>
          </table:table-cell>
          <table:table-cell table:style-name="ce2" table:formula="of:=STDEV([.H36:.H39])" office:value-type="float" office:value="0.100633665673786" calcext:value-type="float">
            <text:p>0.100633665673786</text:p>
          </table:table-cell>
          <table:table-cell table:style-name="ce2" table:formula="of:=STDEV([.I36:.I39])" office:value-type="float" office:value="0.0562447485684144" calcext:value-type="float">
            <text:p>0.056244748568414</text:p>
          </table:table-cell>
          <table:table-cell table:style-name="ce2" table:formula="of:=STDEV([.J36:.J39])" office:value-type="float" office:value="0.0533371703923829" calcext:value-type="float">
            <text:p>0.0533371703923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0910976453" calcext:value-type="float">
            <text:p>0.500910976453</text:p>
          </table:table-cell>
          <table:table-cell office:value-type="float" office:value="0.506666666667" calcext:value-type="float">
            <text:p>0.506666666667</text:p>
          </table:table-cell>
          <table:table-cell office:value-type="float" office:value="0.135199" calcext:value-type="float">
            <text:p>0.135199</text:p>
          </table:table-cell>
          <table:table-cell office:value-type="float" office:value="0.502051629209" calcext:value-type="float">
            <text:p>0.502051629209</text:p>
          </table:table-cell>
          <table:table-cell office:value-type="float" office:value="0.503772382147" calcext:value-type="float">
            <text:p>0.5037723821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8661989729" calcext:value-type="float">
            <text:p>0.508661989729</text:p>
          </table:table-cell>
          <table:table-cell office:value-type="float" office:value="0.679610750695" calcext:value-type="float">
            <text:p>0.679610750695</text:p>
          </table:table-cell>
          <table:table-cell office:value-type="float" office:value="0.239451" calcext:value-type="float">
            <text:p>0.239451</text:p>
          </table:table-cell>
          <table:table-cell office:value-type="float" office:value="0.53560723542" calcext:value-type="float">
            <text:p>0.53560723542</text:p>
          </table:table-cell>
          <table:table-cell office:value-type="float" office:value="0.581839749292" calcext:value-type="float">
            <text:p>0.5818397492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0551350755" calcext:value-type="float">
            <text:p>0.500551350755</text:p>
          </table:table-cell>
          <table:table-cell office:value-type="float" office:value="0.50873412302" calcext:value-type="float">
            <text:p>0.50873412302</text:p>
          </table:table-cell>
          <table:table-cell office:value-type="float" office:value="0.177499" calcext:value-type="float">
            <text:p>0.177499</text:p>
          </table:table-cell>
          <table:table-cell office:value-type="float" office:value="0.502166778619" calcext:value-type="float">
            <text:p>0.502166778619</text:p>
          </table:table-cell>
          <table:table-cell office:value-type="float" office:value="0.504609566014" calcext:value-type="float">
            <text:p>0.5046095660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0183867866" calcext:value-type="float">
            <text:p>0.500183867866</text:p>
          </table:table-cell>
          <table:table-cell office:value-type="float" office:value="0.502943485086" calcext:value-type="float">
            <text:p>0.502943485086</text:p>
          </table:table-cell>
          <table:table-cell office:value-type="float" office:value="0.177887" calcext:value-type="float">
            <text:p>0.177887</text:p>
          </table:table-cell>
          <table:table-cell office:value-type="float" office:value="0.500733365955" calcext:value-type="float">
            <text:p>0.500733365955</text:p>
          </table:table-cell>
          <table:table-cell office:value-type="float" office:value="0.501559880604" calcext:value-type="float">
            <text:p>0.501559880604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0257704620075" calcext:value-type="float">
            <text:p>0.50257704620075</text:p>
          </table:table-cell>
          <table:table-cell table:style-name="ce1" table:formula="of:=AVERAGE([.G43:.G46])" office:value-type="float" office:value="0.549488756367" calcext:value-type="float">
            <text:p>0.549488756367</text:p>
          </table:table-cell>
          <table:table-cell table:style-name="ce1" table:formula="of:=AVERAGE([.H43:.H46])" office:value-type="float" office:value="0.182509" calcext:value-type="float">
            <text:p>0.182509</text:p>
          </table:table-cell>
          <table:table-cell table:style-name="ce1" table:formula="of:=AVERAGE([.I43:.I46])" office:value-type="float" office:value="0.51013975230075" calcext:value-type="float">
            <text:p>0.51013975230075</text:p>
          </table:table-cell>
          <table:table-cell table:style-name="ce1" table:formula="of:=AVERAGE([.J43:.J46])" office:value-type="float" office:value="0.52294539451425" calcext:value-type="float">
            <text:p>0.52294539451425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0406747549581672" calcext:value-type="float">
            <text:p>0.004067475495817</text:p>
          </table:table-cell>
          <table:table-cell table:style-name="ce2" table:formula="of:=STDEV([.G43:.G46])" office:value-type="float" office:value="0.0867810793357653" calcext:value-type="float">
            <text:p>0.086781079335765</text:p>
          </table:table-cell>
          <table:table-cell table:style-name="ce2" table:formula="of:=STDEV([.H43:.H46])" office:value-type="float" office:value="0.0429227618247785" calcext:value-type="float">
            <text:p>0.042922761824779</text:p>
          </table:table-cell>
          <table:table-cell table:style-name="ce2" table:formula="of:=STDEV([.I43:.I46])" office:value-type="float" office:value="0.016990770484707" calcext:value-type="float">
            <text:p>0.016990770484707</text:p>
          </table:table-cell>
          <table:table-cell table:style-name="ce2" table:formula="of:=STDEV([.J43:.J46])" office:value-type="float" office:value="0.0392839756979793" calcext:value-type="float">
            <text:p>0.039283975697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4:10:24.513718803</dc:date>
    <dc:creator>Dimitrios Pritsos</dc:creator>
    <meta:editing-duration>PT5M26S</meta:editing-duration>
    <meta:editing-cycles>1</meta:editing-cycles>
    <meta:generator>LibreOffice/5.2.2.2$Linux_X86_64 LibreOffice_project/20m0$Build-2</meta:generator>
    <meta:document-statistic meta:table-count="1" meta:cell-count="350" meta:object-count="0"/>
  </office:meta>
</office:document-meta>
</file>